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0166" officeooo:paragraph-rsid="001c0166"/>
    </style:style>
    <style:style style:name="P2" style:family="paragraph" style:parent-style-name="Standard">
      <style:text-properties officeooo:rsid="001d692d" officeooo:paragraph-rsid="001d69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Bachlorarbeit</text:p>
      <text:p text:style-name="P1"/>
      <text:p text:style-name="P1">Immersion</text:p>
      <text:p text:style-name="P1"/>
      <text:p text:style-name="P1">Visuelle Erlebnise</text:p>
      <text:p text:style-name="P1"/>
      <text:p text:style-name="P1">- Farben</text:p>
      <text:p text:style-name="P1"/>
      <text:p text:style-name="P1">- Licht Schatten</text:p>
      <text:p text:style-name="P1"/>
      <text:p text:style-name="P1">- Atmosphäre</text:p>
      <text:p text:style-name="P1"/>
      <text:p text:style-name="P1">- </text:p>
      <text:p text:style-name="P1"/>
      <text:p text:style-name="P1"/>
      <text:p text:style-name="P1"/>
      <text:p text:style-name="P1"/>
      <text:p text:style-name="P1">Sound</text:p>
      <text:p text:style-name="P1"/>
      <text:p text:style-name="P1">- Geräusche</text:p>
      <text:p text:style-name="P1"/>
      <text:p text:style-name="P1">- Musik</text:p>
      <text:p text:style-name="P1"/>
      <text:p text:style-name="P1">- Assosiazionen</text:p>
      <text:p text:style-name="P1"/>
      <text:p text:style-name="P1"/>
      <text:p text:style-name="P1">Storytelling, Interaktion</text:p>
      <text:p text:style-name="P1"/>
      <text:p text:style-name="P1"/>
      <text:p text:style-name="P1"/>
      <text:p text:style-name="P1">- </text:p>
      <text:p text:style-name="P1"/>
      <text:p text:style-name="P1">Kontext</text:p>
      <text:p text:style-name="P1"/>
      <text:p text:style-name="P1">- Realismus</text:p>
      <text:p text:style-name="P1"/>
      <text:p text:style-name="P2">Atmosphäre</text:p>
      <text:p text:style-name="P2"/>
      <text:p text:style-name="P2">Realismus vs. Künstlerische Freiheit</text:p>
      <text:p text:style-name="P2"/>
      <text:p text:style-name="P1"/>
      <text:p text:style-name="P1">- Hinweise/Puzzling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03:35:11.769000000</meta:creation-date>
    <dc:date>2017-12-10T03:50:38.075000000</dc:date>
    <meta:editing-duration>PT15M25S</meta:editing-duration>
    <meta:editing-cycles>2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18" meta:word-count="32" meta:character-count="226" meta:non-whitespace-character-count="210"/>
  </office:meta>
</office:document-meta>
</file>